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otal error</text:p>
          </table:table-cell>
          <table:table-cell table:number-columns-repeated="8"/>
        </table:table-row>
        <table:table-row table:style-name="ro1">
          <table:table-cell office:value-type="string">
            <text:p>avg err</text:p>
          </table:table-cell>
          <table:table-cell office:value-type="string">
            <text:p>MSE</text:p>
          </table:table-cell>
          <table:table-cell table:number-columns-repeated="7"/>
        </table:table-row>
        <table:table-row table:style-name="ro1">
          <table:table-cell office:value-type="float" office:value="-0.00279211062764336">
            <text:p>-0,0027921106</text:p>
          </table:table-cell>
          <table:table-cell office:value-type="float" office:value="0.0589441002448449">
            <text:p>0,0589441002</text:p>
          </table:table-cell>
          <table:table-cell table:number-columns-repeated="7"/>
        </table:table-row>
        <table:table-row table:style-name="ro1">
          <table:table-cell office:value-type="string">
            <text:p>programs error</text:p>
          </table:table-cell>
          <table:table-cell table:number-columns-repeated="8"/>
        </table:table-row>
        <table:table-row table:style-name="ro1">
          <table:table-cell office:value-type="string">
            <text:p>program</text:p>
          </table:table-cell>
          <table:table-cell office:value-type="string">
            <text:p>avg err</text:p>
          </table:table-cell>
          <table:table-cell office:value-type="string">
            <text:p>MSE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544517126319383">
            <text:p>-0,0054451713</text:p>
          </table:table-cell>
          <table:table-cell office:value-type="float" office:value="0.0780489832768862">
            <text:p>0,078048983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0644156030518787">
            <text:p>-0,0064415603</text:p>
          </table:table-cell>
          <table:table-cell office:value-type="float" office:value="0.0452001691511779">
            <text:p>0,045200169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8813866050437">
            <text:p>0,0118813866</text:p>
          </table:table-cell>
          <table:table-cell office:value-type="float" office:value="0.0560269510145625">
            <text:p>0,05602695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111630975472348">
            <text:p>-0,0111630975</text:p>
          </table:table-cell>
          <table:table-cell office:value-type="float" office:value="0.0512685197532414">
            <text:p>0,051268519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ograms splitup</text:p>
          </table:table-cell>
          <table:table-cell table:number-columns-repeated="8"/>
        </table:table-row>
        <table:table-row table:style-name="ro1">
          <table:table-cell office:value-type="string">
            <text:p>program</text:p>
          </table:table-cell>
          <table:table-cell office:value-type="string">
            <text:p>splitup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357434896355713">
            <text:p>0,3574348964</text:p>
          </table:table-cell>
          <table:table-cell office:value-type="float" office:value="0.051245204520806">
            <text:p>0,0512452045</text:p>
          </table:table-cell>
          <table:table-cell office:value-type="float" office:value="0">
            <text:p>0</text:p>
          </table:table-cell>
          <table:table-cell office:value-type="float" office:value="0.985210092839698">
            <text:p>0,9852100928</text:p>
          </table:table-cell>
          <table:table-cell office:value-type="float" office:value="0">
            <text:p>0</text:p>
          </table:table-cell>
          <table:table-cell office:value-type="float" office:value="0.206804817904799">
            <text:p>0,206804817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11028213837791">
            <text:p>0,9110282138</text:p>
          </table:table-cell>
          <table:table-cell office:value-type="float" office:value="0.0413848631701617">
            <text:p>0,0413848632</text:p>
          </table:table-cell>
          <table:table-cell office:value-type="float" office:value="0.344172152493113">
            <text:p>0,3441721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4617077359773">
            <text:p>0,0514617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607719928186714">
            <text:p>0,6077199282</text:p>
          </table:table-cell>
          <table:table-cell table:number-columns-repeated="2" office:value-type="float" office:value="0">
            <text:p>0</text:p>
          </table:table-cell>
          <table:table-cell office:value-type="float" office:value="0.714766606822262">
            <text:p>0,71476660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353611874822489">
            <text:p>0,3536118748</text:p>
          </table:table-cell>
          <table:table-cell office:value-type="float" office:value="0.0240415230957259">
            <text:p>0,0240415231</text:p>
          </table:table-cell>
          <table:table-cell office:value-type="float" office:value="0">
            <text:p>0</text:p>
          </table:table-cell>
          <table:table-cell office:value-type="float" office:value="0.516275428426386">
            <text:p>0,5162754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uckets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string">
            <text:p>number</text:p>
          </table:table-cell>
          <table:table-cell table:number-columns-repeated="7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4">
            <text:p>4</text:p>
          </table:table-cell>
          <table:table-cell table:number-columns-repeated="4"/>
          <table:table-cell>
            <draw:frame table:end-cell-address="Foglio1.O61" table:end-x="0.719cm" table:end-y="0.174cm" draw:z-index="0" draw:style-name="gr1" draw:text-style-name="P1" svg:width="17.264cm" svg:height="8.999cm" svg:x="1.61cm" svg:y="0.207cm">
              <draw:object draw:notify-on-update-of-ranges="Foglio1.B20:Foglio1.B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81">
            <text:p>81</text:p>
          </table:table-cell>
          <table:table-cell table:number-columns-repeated="7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216">
            <text:p>216</text:p>
          </table:table-cell>
          <table:table-cell table:number-columns-repeated="7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13">
            <text:p>113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76">
            <text:p>276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590">
            <text:p>590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03">
            <text:p>803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36">
            <text:p>113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">
            <text:p>489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rrori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0.01">
            <text:p>0,01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/>
          <table:table-cell table:formula="of:=SUM([.B20:.B98])" office:value-type="float" office:value="9164">
            <text:p>9164</text:p>
          </table:table-cell>
          <table:table-cell table:formula="of:=SUM([.B62:.B64])" office:value-type="float" office:value="4256">
            <text:p>4256</text:p>
          </table:table-cell>
          <table:table-cell table:formula="of:=SUM([.B58:.B68])" office:value-type="float" office:value="7412">
            <text:p>7412</text:p>
          </table:table-cell>
          <table:table-cell table:formula="of:=SUM([.B53:.B73])" office:value-type="float" office:value="8602">
            <text:p>8602</text:p>
          </table:table-cell>
          <table:table-cell table:formula="of:=SUM([.B43:.B83])" office:value-type="float" office:value="9028">
            <text:p>90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1]/[.$B101]" office:value-type="float" office:value="0.464426014840681">
            <text:p>0,4644260148</text:p>
          </table:table-cell>
          <table:table-cell table:formula="of:=[.D101]/[.$B101]" office:value-type="float" office:value="0.808817110432126">
            <text:p>0,8088171104</text:p>
          </table:table-cell>
          <table:table-cell table:formula="of:=[.E101]/[.$B101]" office:value-type="float" office:value="0.938673068529027">
            <text:p>0,9386730685</text:p>
          </table:table-cell>
          <table:table-cell table:formula="of:=[.F101]/[.$B101]" office:value-type="float" office:value="0.98515931907464">
            <text:p>0,985159319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formula="of:=[.B101]*0.95" office:value-type="float" office:value="8705.8">
            <text:p>8705,8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9/07/2013</text:date>, <text:time>17.02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9T17:02:48</dc:date>
    <meta:document-statistic meta:table-count="1" meta:cell-count="237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5cm" svg:height="9cm" xlink:href=".." xlink:type="simple" chart:class="chart:bar" chart:style-name="ch1">
        <chart:legend chart:legend-position="end" svg:x="14.922cm" svg:y="4.188cm" style:legend-expansion="high" chart:style-name="ch2"/>
        <chart:plot-area chart:style-name="ch3" table:cell-range-address="Foglio1.B20:Foglio1.B98" svg:x="0.795cm" svg:y="0.855cm" svg:width="13.437cm" svg:height="7.545cm">
          <chartooo:coordinate-region svg:x="1.787cm" svg:y="1.068cm" svg:width="12.336cm" svg:height="6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20:Foglio1.B98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B20:Foglio1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